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053f0" officeooo:paragraph-rsid="002053f0"/>
    </style:style>
    <style:style style:name="P17" style:family="paragraph" style:parent-style-name="Standard">
      <style:text-properties officeooo:rsid="0023774e" officeooo:paragraph-rsid="0023774e"/>
    </style:style>
    <style:style style:name="P18" style:family="paragraph" style:parent-style-name="Standard">
      <style:text-properties officeooo:rsid="0024e5cf" officeooo:paragraph-rsid="0024e5cf"/>
    </style:style>
    <style:style style:name="P19" style:family="paragraph" style:parent-style-name="Standard" style:list-style-name="L1">
      <style:text-properties officeooo:paragraph-rsid="001466cf"/>
    </style:style>
    <style:style style:name="P20" style:family="paragraph" style:parent-style-name="Standard" style:list-style-name="L1">
      <style:text-properties officeooo:paragraph-rsid="0015a53e"/>
    </style:style>
    <style:style style:name="P21" style:family="paragraph" style:parent-style-name="Standard" style:list-style-name="L1">
      <style:text-properties officeooo:rsid="0010b901" officeooo:paragraph-rsid="001466cf"/>
    </style:style>
    <style:style style:name="P22" style:family="paragraph" style:parent-style-name="Standard" style:list-style-name="L1">
      <style:text-properties officeooo:rsid="001466cf" officeooo:paragraph-rsid="001466cf"/>
    </style:style>
    <style:style style:name="P23" style:family="paragraph" style:parent-style-name="Standard" style:list-style-name="L2">
      <style:text-properties officeooo:rsid="00189365" officeooo:paragraph-rsid="00189365"/>
    </style:style>
    <style:style style:name="P24" style:family="paragraph" style:parent-style-name="Standard" style:list-style-name="L3">
      <style:text-properties officeooo:rsid="001a9922" officeooo:paragraph-rsid="001a9922"/>
    </style:style>
    <style:style style:name="P25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26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930164145" text:style-name="L1">
        <text:list-item>
          <text:p text:style-name="P25">AWS Free Account Created </text:p>
        </text:list-item>
        <text:list-item>
          <text:p text:style-name="P26">Install the AWS CLI version 2 on Linux</text:p>
        </text:list-item>
        <text:list-item>
          <text:p text:style-name="P26">Access keys (access key ID and secret access key)</text:p>
        </text:list-item>
        <text:list-item>
          <text:p text:style-name="P21">User Creation:</text:p>
          <text:p text:style-name="P19"><text:span text:style-name="T4"><text:s text:c="5"/>* <text:s/>I</text:span><text:span text:style-name="T1">AM- Identity Access Management</text:span></text:p>
          <text:p text:style-name="P19"/>
          <text:list>
            <text:list-header>
              <text:p text:style-name="P20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22">I’ve created S3 Bucket manually and also created using command line </text:p>
        </text:list-item>
        <text:list-item>
          <text:p text:style-name="P22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3320817553" text:style-name="L2">
        <text:list-item>
          <text:p text:style-name="P23">Github account created</text:p>
        </text:list-item>
      </text:list>
      <text:p text:style-name="P11"/>
      <text:p text:style-name="P11"/>
      <text:p text:style-name="P13">02-07-2020</text:p>
      <text:p text:style-name="P1"/>
      <text:list xml:id="list1823780532" text:style-name="L3">
        <text:list-item>
          <text:p text:style-name="P24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16">git pull origin master <text:span text:style-name="T8">=&gt; fetch file from the remote directory</text:span></text:p>
      <text:p text:style-name="P17">git add -A <text:span text:style-name="T9">=&gt; add all the file</text:span></text:p>
      <text:p text:style-name="P18">git add filename=&gt; add single file</text:p>
      <text:p text:style-name="P18">git commit -m “msg” =&gt; commit single file</text:p>
      <text:p text:style-name="P18">git commit -a -m “msg” =&gt; commit multiple file<text:span text:style-name="T10">s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11:38:54.394269861</dc:date>
    <meta:editing-duration>PT2H11M5S</meta:editing-duration>
    <meta:editing-cycles>14</meta:editing-cycles>
    <meta:generator>LibreOffice/6.4.2.2$Linux_X86_64 LibreOffice_project/40$Build-2</meta:generator>
    <meta:document-statistic meta:table-count="0" meta:image-count="0" meta:object-count="0" meta:page-count="1" meta:paragraph-count="27" meta:word-count="169" meta:character-count="981" meta:non-whitespace-character-count="833"/>
  </office:meta>
</office:document-meta>
</file>